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24-12-31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2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2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24-01-23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23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2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2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23-01-19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2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2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22-01-1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21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21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21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21-01-13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20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20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20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20-01-15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9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9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9-01-17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8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8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8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8-01-03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7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7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7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6-12-28 22:37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6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6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6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6-01-06 16:35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5-01-09 21:55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4-01-08 20:33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3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3-01-03 21:12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2-01-04 17:08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0-12-29 20:35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0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0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0-01-14 21:3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9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9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9-01-12 17:41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8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8-01-02 21:21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7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7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7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7-01-12 15:2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6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6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6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6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6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6-01-06 17:50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5-01-15 15:26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3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3-01-16 21:27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2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2-01-02 23:24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1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1-01-04 22:21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0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9-01-12 19:42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8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8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8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8-01-13 17:54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7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7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7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6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6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6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6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3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1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0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0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0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0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0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0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0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9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7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6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6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6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3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3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3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2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2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1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1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0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0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0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79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7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79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79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7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39098413701</text:p>
          </table:table-cell>
          <table:table-cell office:value-type="string" calcext:value-type="string">
            <text:p>24S 13W 36DDD 01</text:p>
          </table:table-cell>
          <table:table-cell office:value-type="string" calcext:value-type="string">
            <text:p>1978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30" meta:object-count="0"/>
    <meta:user-defined meta:name="AppVersion">3.0</meta:user-defined>
  </office:meta>
</office:document-meta>
</file>